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 fo:background-color="#FFF2C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 fo:background-color="#FFF2CC"/>
    </style:style>
    <style:style style:name="ce6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5.423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foreach [in orders]&gt;&gt;&lt;&lt;if [Price &gt;= 400]&gt;&gt;&lt;&lt;[Customer.CustomerName]&gt;&gt;</text:p>
          </table:table-cell>
          <table:table-cell office:value-type="string" table:style-name="ce5">
            <text:p>&lt;&lt;[Price]&gt;&gt;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&lt;&lt;else&gt;&gt;&lt;&lt;[Customer.CustomerName]&gt;&gt;</text:p>
          </table:table-cell>
          <table:table-cell office:value-type="string" table:style-name="ce7">
            <text:p>&lt;&lt;[Price]&gt;&gt;&lt;&lt;/if&gt;&gt;&lt;&lt;/foreach&gt;&gt;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otal:</text:p>
          </table:table-cell>
          <table:table-cell office:value-type="string" table:style-name="ce7">
            <text:p>&lt;&lt;[Sum(c =&gt; c.Price)]&gt;&gt;</text:p>
          </table:table-cell>
          <table:table-cell table:number-columns-repeated="16382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50:51Z</meta:creation-date>
    <dc:date>2015-12-14T06:50:53Z</dc:date>
  </office:meta>
</office:document-meta>
</file>